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7b001" officeooo:paragraph-rsid="0007b001" style:font-size-asian="17.5pt" style:font-size-complex="20pt"/>
    </style:style>
    <style:style style:name="P2" style:family="paragraph" style:parent-style-name="Standard">
      <style:text-properties fo:font-size="14pt" officeooo:rsid="0007b001" officeooo:paragraph-rsid="0007b001" style:font-size-asian="12.25pt" style:font-size-complex="14pt"/>
    </style:style>
    <style:style style:name="P3" style:family="paragraph" style:parent-style-name="Standard">
      <style:text-properties fo:font-size="14pt" officeooo:rsid="0008d04c" officeooo:paragraph-rsid="0008d04c" style:font-size-asian="12.25pt" style:font-size-complex="14pt"/>
    </style:style>
    <style:style style:name="T1" style:family="text">
      <style:text-properties officeooo:rsid="0008d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mp Commands</text:p>
      <text:p text:style-name="P1"><text:s/></text:p>
      <text:p text:style-name="P3">jmp A ; jump to label A</text:p>
      <text:p text:style-name="P2">je A B ;Jump if Equal</text:p>
      <text:p text:style-name="P2">jne A, B ; Jump if not Equal</text:p>
      <text:p text:style-name="P2">jg A, B ; Jump if Greater</text:p>
      <text:p text:style-name="P2">jge A, B ; Jump if &lt;=</text:p>
      <text:p text:style-name="P2">jl A, B ; Jump if &gt;</text:p>
      <text:p text:style-name="P2">jle A, B ; Jump if &gt;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1:17:11.819353197</meta:creation-date>
    <dc:date>2024-01-14T21:44:15.930271654</dc:date>
    <meta:editing-duration>PT27M3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1" meta:paragraph-count="9" meta:word-count="51" meta:character-count="172" meta:non-whitespace-character-count="128"/>
  </office:meta>
</office:document-meta>
</file>